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35cm"/>
    </style:style>
    <style:style style:name="co2" style:family="table-column">
      <style:table-column-properties fo:break-before="auto" style:column-width="3.448cm"/>
    </style:style>
    <style:style style:name="co3" style:family="table-column">
      <style:table-column-properties fo:break-before="auto" style:column-width="2.686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2.57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6cm" fo:break-before="auto" style:use-optimal-row-height="true"/>
    </style:style>
    <style:style style:name="ro4" style:family="table-row">
      <style:table-row-properties style:row-height="1.087cm" fo:break-before="auto" style:use-optimal-row-height="true"/>
    </style:style>
    <style:style style:name="ro5" style:family="table-row">
      <style:table-row-properties style:row-height="1.15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fo:hyphenate="true"/>
    </style:style>
    <style:style style:name="ce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37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ff0000" style:font-name="Liberation Serif1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37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Liberation Serif" fo:font-size="12pt"/>
    </style:style>
    <style:style style:name="ce11" style:family="table-cell" style:parent-style-name="Default" style:data-style-name="N37">
      <style:table-cell-properties fo:background-color="#00ffff" style:text-align-source="fix" style:repeat-content="false" fo:wrap-option="wrap" fo:border="0.06pt solid #000000"/>
      <style:paragraph-properties fo:text-align="center" fo:margin-left="0cm"/>
      <style:text-properties style:font-name="Liberation Serif1" fo:font-size="12pt" fo:font-weight="bold" style:font-size-asian="12pt" style:font-size-complex="12pt" fo:hyphenate="true"/>
    </style:style>
    <style:style style:name="ce12" style:family="table-cell" style:parent-style-name="Default" style:data-style-name="N37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Liberation Serif1" fo:font-size="12pt" style:font-size-asian="12pt" style:font-size-complex="12pt"/>
    </style:style>
    <style:style style:name="ce13" style:family="table-cell" style:parent-style-name="Default" style:data-style-name="N37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Liberation Serif" fo:font-size="12pt"/>
    </style:style>
    <style:style style:name="ce14" style:family="table-cell" style:parent-style-name="Default">
      <style:text-properties fo:color="#ff0000" style:font-name="Liberation Serif1"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fo:background-color="#00ffff" fo:wrap-option="wrap" fo:border="0.06pt solid #000000"/>
      <style:text-properties style:font-name="Liberation Serif1" fo:font-size="12pt" fo:font-weight="bold" style:font-size-asian="12pt" style:font-size-complex="12pt" fo:hyphenate="true"/>
    </style:style>
    <style:style style:name="ce16" style:family="table-cell" style:parent-style-name="Default">
      <style:table-cell-properties fo:background-color="#ffff66" fo:border="0.06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13"/>
        <table:table-column table:style-name="co4" table:default-cell-style-name="ce16"/>
        <table:table-column table:style-name="co5" table:default-cell-style-name="ce16"/>
        <table:table-column table:style-name="co4" table:default-cell-style-name="ce16"/>
        <table:table-column table:style-name="co6" table:number-columns-repeated="2" table:default-cell-style-name="ce16"/>
        <table:table-column table:style-name="co5" table:default-cell-style-name="ce16"/>
        <table:table-row table:style-name="ro1">
          <table:table-cell table:style-name="ce1" office:value-type="string" calcext:value-type="string" table:number-columns-spanned="9" table:number-rows-spanned="1">
            <text:p>formules avec fonctions de date</text:p>
          </table:table-cell>
          <table:covered-table-cell table:style-name="ce7"/>
          <table:covered-table-cell table:style-name="ce9"/>
          <table:covered-table-cell table:number-columns-repeated="6" table:style-name="ce14"/>
        </table:table-row>
        <table:table-row table:style-name="ro2">
          <table:table-cell table:style-name="ce2" office:value-type="string" calcext:value-type="string" table:number-columns-spanned="9" table:number-rows-spanned="1">
            <text:p>écrire une formule pour la date du jour en B4 et rensignez vos nom, prénom de date de naissance en ligne 9</text:p>
          </table:table-cell>
          <table:covered-table-cell table:style-name="ce7"/>
          <table:covered-table-cell table:style-name="ce9"/>
          <table:covered-table-cell table:number-columns-repeated="6" table:style-name="ce14"/>
        </table:table-row>
        <table:table-row table:style-name="ro2">
          <table:table-cell table:style-name="ce2" office:value-type="string" calcext:value-type="string" table:number-columns-spanned="9" table:number-rows-spanned="1">
            <text:p>écrire les formules pour compléter les colonnes D à I. Il peut y avoir plusieurs solutions. </text:p>
          </table:table-cell>
          <table:covered-table-cell table:style-name="ce7"/>
          <table:covered-table-cell table:style-name="ce9"/>
          <table:covered-table-cell table:number-columns-repeated="6" table:style-name="ce14"/>
        </table:table-row>
        <table:table-row table:style-name="ro1">
          <table:table-cell table:style-name="ce2" office:value-type="string" calcext:value-type="string" table:number-columns-spanned="9" table:number-rows-spanned="1">
            <text:p><text:span text:style-name="T1">Aide </text:span>: fonctions date dans l'aide ou utiliser le générateur de fonctions dans la fenêtre de saisie (raccourci f(x)). Vous pouvez tester d'autres fonctions.</text:p>
          </table:table-cell>
          <table:covered-table-cell table:style-name="ce7"/>
          <table:covered-table-cell table:style-name="ce9"/>
          <table:covered-table-cell table:number-columns-repeated="6" table:style-name="ce14"/>
        </table:table-row>
        <table:table-row table:style-name="ro3">
          <table:table-cell table:style-name="ce3" table:number-columns-repeated="2"/>
          <table:table-cell table:style-name="ce10"/>
          <table:table-cell table:style-name="Default" table:number-columns-repeated="6"/>
        </table:table-row>
        <table:table-row table:style-name="ro1">
          <table:table-cell table:style-name="ce4" office:value-type="string" calcext:value-type="string">
            <text:p>Date du jour</text:p>
          </table:table-cell>
          <table:table-cell table:style-name="ce8"/>
          <table:table-cell table:style-name="ce10"/>
          <table:table-cell table:style-name="Default" table:number-columns-repeated="6"/>
        </table:table-row>
        <table:table-row table:style-name="ro3">
          <table:table-cell table:style-name="ce3" table:number-columns-repeated="2"/>
          <table:table-cell table:style-name="ce10"/>
          <table:table-cell table:style-name="Default" table:number-columns-repeated="6"/>
        </table:table-row>
        <table:table-row table:style-name="ro4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Prénom</text:p>
          </table:table-cell>
          <table:table-cell table:style-name="ce11" office:value-type="string" calcext:value-type="string">
            <text:p>date de naissance</text:p>
          </table:table-cell>
          <table:table-cell table:style-name="ce15" office:value-type="string" calcext:value-type="string">
            <text:p>année de naissance</text:p>
          </table:table-cell>
          <table:table-cell table:style-name="ce15" office:value-type="string" calcext:value-type="string">
            <text:p>mois de naissance</text:p>
          </table:table-cell>
          <table:table-cell table:style-name="ce15" office:value-type="string" calcext:value-type="string">
            <text:p>Nom du jour de naissance</text:p>
          </table:table-cell>
          <table:table-cell table:style-name="ce15" office:value-type="string" calcext:value-type="string">
            <text:p>nombre de jours vécu</text:p>
          </table:table-cell>
          <table:table-cell table:style-name="ce15" office:value-type="string" calcext:value-type="string">
            <text:p>nombre de mois vécu</text:p>
          </table:table-cell>
          <table:table-cell table:style-name="ce15" office:value-type="string" calcext:value-type="string">
            <text:p>mon âge</text:p>
          </table:table-cell>
        </table:table-row>
        <table:table-row table:style-name="ro1">
          <table:table-cell office:value-type="string" calcext:value-type="string">
            <text:p>monnom</text:p>
          </table:table-cell>
          <table:table-cell office:value-type="string" calcext:value-type="string">
            <text:p>monprenom</text:p>
          </table:table-cell>
          <table:table-cell table:style-name="ce12" office:value-type="string" calcext:value-type="string">
            <text:p>madaedenaissa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ulssai</text:p>
          </table:table-cell>
          <table:table-cell office:value-type="string" calcext:value-type="string">
            <text:p>Edwige</text:p>
          </table:table-cell>
          <table:table-cell office:value-type="date" office:date-value="1973-06-10" calcext:value-type="date">
            <text:p>10/06/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ne</text:p>
          </table:table-cell>
          <table:table-cell office:value-type="string" calcext:value-type="string">
            <text:p>Luc</text:p>
          </table:table-cell>
          <table:table-cell office:value-type="date" office:date-value="2005-03-21" calcext:value-type="date">
            <text:p>21/03/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se</text:p>
          </table:table-cell>
          <table:table-cell office:value-type="string" calcext:value-type="string">
            <text:p>René</text:p>
          </table:table-cell>
          <table:table-cell office:value-type="date" office:date-value="1967-08-08" calcext:value-type="date">
            <text:p>08/08/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eihome</text:p>
          </table:table-cell>
          <table:table-cell office:value-type="string" calcext:value-type="string">
            <text:p>Aline</text:p>
          </table:table-cell>
          <table:table-cell office:value-type="date" office:date-value="1968-01-03" calcext:value-type="date">
            <text:p>03/01/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irinaire</text:p>
          </table:table-cell>
          <table:table-cell office:value-type="string" calcext:value-type="string">
            <text:p>Yvette</text:p>
          </table:table-cell>
          <table:table-cell office:value-type="date" office:date-value="1999-05-19" calcext:value-type="date">
            <text:p>19/05/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ssonet</text:p>
          </table:table-cell>
          <table:table-cell office:value-type="string" calcext:value-type="string">
            <text:p>Simon</text:p>
          </table:table-cell>
          <table:table-cell office:value-type="date" office:date-value="1999-12-20" calcext:value-type="date">
            <text:p>20/12/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yencoin</text:p>
          </table:table-cell>
          <table:table-cell office:value-type="string" calcext:value-type="string">
            <text:p>Laure</text:p>
          </table:table-cell>
          <table:table-cell office:value-type="date" office:date-value="1985-03-12" calcext:value-type="date">
            <text:p>12/03/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tan</text:p>
          </table:table-cell>
          <table:table-cell office:value-type="string" calcext:value-type="string">
            <text:p>Charles</text:p>
          </table:table-cell>
          <table:table-cell office:value-type="date" office:date-value="1984-08-11" calcext:value-type="date">
            <text:p>11/08/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e Le Poil</text:p>
          </table:table-cell>
          <table:table-cell office:value-type="string" calcext:value-type="string">
            <text:p>Geoffroy</text:p>
          </table:table-cell>
          <table:table-cell office:value-type="date" office:date-value="1970-06-02" calcext:value-type="date">
            <text:p>02/06/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usseussoir</text:p>
          </table:table-cell>
          <table:table-cell office:value-type="string" calcext:value-type="string">
            <text:p>Saturnin</text:p>
          </table:table-cell>
          <table:table-cell office:value-type="date" office:date-value="1950-12-03" calcext:value-type="date">
            <text:p>03/12/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sonner</text:p>
          </table:table-cell>
          <table:table-cell office:value-type="string" calcext:value-type="string">
            <text:p>André</text:p>
          </table:table-cell>
          <table:table-cell office:value-type="date" office:date-value="2005-01-02" calcext:value-type="date">
            <text:p>02/01/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fraper</text:p>
          </table:table-cell>
          <table:table-cell office:value-type="string" calcext:value-type="string">
            <text:p>André</text:p>
          </table:table-cell>
          <table:table-cell office:value-type="date" office:date-value="1960-03-21" calcext:value-type="date">
            <text:p>21/03/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rine</text:p>
          </table:table-cell>
          <table:table-cell office:value-type="string" calcext:value-type="string">
            <text:p>Anne-Alice</text:p>
          </table:table-cell>
          <table:table-cell office:value-type="date" office:date-value="1946-10-20" calcext:value-type="date">
            <text:p>20/10/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ussan</text:p>
          </table:table-cell>
          <table:table-cell office:value-type="string" calcext:value-type="string">
            <text:p>Anne-Alice</text:p>
          </table:table-cell>
          <table:table-cell office:value-type="date" office:date-value="1969-01-07" calcext:value-type="date">
            <text:p>07/01/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ul</text:p>
          </table:table-cell>
          <table:table-cell office:value-type="string" calcext:value-type="string">
            <text:p>Gérald</text:p>
          </table:table-cell>
          <table:table-cell office:value-type="date" office:date-value="2004-01-01" calcext:value-type="date">
            <text:p>01/01/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ard</text:p>
          </table:table-cell>
          <table:table-cell office:value-type="string" calcext:value-type="string">
            <text:p>Colin</text:p>
          </table:table-cell>
          <table:table-cell office:value-type="date" office:date-value="1973-12-20" calcext:value-type="date">
            <text:p>20/12/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enlepeti</text:p>
          </table:table-cell>
          <table:table-cell office:value-type="string" calcext:value-type="string">
            <text:p>Ambroise</text:p>
          </table:table-cell>
          <table:table-cell office:value-type="date" office:date-value="2004-03-05" calcext:value-type="date">
            <text:p>05/03/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umoileu</text:p>
          </table:table-cell>
          <table:table-cell office:value-type="string" calcext:value-type="string">
            <text:p>Odile</text:p>
          </table:table-cell>
          <table:table-cell office:value-type="date" office:date-value="1989-06-22" calcext:value-type="date">
            <text:p>22/06/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uceipa</text:p>
          </table:table-cell>
          <table:table-cell office:value-type="string" calcext:value-type="string">
            <text:p>Judicaël</text:p>
          </table:table-cell>
          <table:table-cell office:value-type="date" office:date-value="1952-12-28" calcext:value-type="date">
            <text:p>28/12/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vumirza</text:p>
          </table:table-cell>
          <table:table-cell office:value-type="string" calcext:value-type="string">
            <text:p>Xavier</text:p>
          </table:table-cell>
          <table:table-cell office:value-type="date" office:date-value="1987-12-15" calcext:value-type="date">
            <text:p>15/12/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arespire</text:p>
          </table:table-cell>
          <table:table-cell office:value-type="string" calcext:value-type="string">
            <text:p>Armand</text:p>
          </table:table-cell>
          <table:table-cell office:value-type="date" office:date-value="1991-05-24" calcext:value-type="date">
            <text:p>24/05/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'Balcon</text:p>
          </table:table-cell>
          <table:table-cell office:value-type="string" calcext:value-type="string">
            <text:p>Noël</text:p>
          </table:table-cell>
          <table:table-cell office:value-type="date" office:date-value="1965-10-22" calcext:value-type="date">
            <text:p>22/10/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zafair</text:p>
          </table:table-cell>
          <table:table-cell office:value-type="string" calcext:value-type="string">
            <text:p>Roger</text:p>
          </table:table-cell>
          <table:table-cell office:value-type="date" office:date-value="1971-06-30" calcext:value-type="date">
            <text:p>30/06/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chier</text:p>
          </table:table-cell>
          <table:table-cell office:value-type="string" calcext:value-type="string">
            <text:p>Yvon</text:p>
          </table:table-cell>
          <table:table-cell office:value-type="date" office:date-value="1993-04-22" calcext:value-type="date">
            <text:p>22/04/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mbay</text:p>
          </table:table-cell>
          <table:table-cell office:value-type="string" calcext:value-type="string">
            <text:p>Yvon</text:p>
          </table:table-cell>
          <table:table-cell office:value-type="date" office:date-value="1972-03-31" calcext:value-type="date">
            <text:p>31/03/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bute</text:p>
          </table:table-cell>
          <table:table-cell office:value-type="string" calcext:value-type="string">
            <text:p>Marc</text:p>
          </table:table-cell>
          <table:table-cell office:value-type="date" office:date-value="1996-10-01" calcext:value-type="date">
            <text:p>01/10/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urgueur</text:p>
          </table:table-cell>
          <table:table-cell office:value-type="string" calcext:value-type="string">
            <text:p>Cochise</text:p>
          </table:table-cell>
          <table:table-cell office:value-type="date" office:date-value="1998-05-31" calcext:value-type="date">
            <text:p>31/05/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ndeparme</text:p>
          </table:table-cell>
          <table:table-cell office:value-type="string" calcext:value-type="string">
            <text:p>Jean</text:p>
          </table:table-cell>
          <table:table-cell office:value-type="date" office:date-value="2002-01-14" calcext:value-type="date">
            <text:p>14/01/02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Kiroul Namace Pamouce</text:p>
          </table:table-cell>
          <table:table-cell office:value-type="string" calcext:value-type="string">
            <text:p>Pierre</text:p>
          </table:table-cell>
          <table:table-cell office:value-type="date" office:date-value="1972-03-19" calcext:value-type="date">
            <text:p>19/03/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ymole</text:p>
          </table:table-cell>
          <table:table-cell office:value-type="string" calcext:value-type="string">
            <text:p>Rémi</text:p>
          </table:table-cell>
          <table:table-cell office:value-type="date" office:date-value="1974-03-11" calcext:value-type="date">
            <text:p>11/03/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heff Sey Pocybl</text:p>
          </table:table-cell>
          <table:table-cell office:value-type="string" calcext:value-type="string">
            <text:p>Hassan</text:p>
          </table:table-cell>
          <table:table-cell office:value-type="date" office:date-value="2007-02-07" calcext:value-type="date">
            <text:p>07/02/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veldyv</text:p>
          </table:table-cell>
          <table:table-cell office:value-type="string" calcext:value-type="string">
            <text:p>Ralph</text:p>
          </table:table-cell>
          <table:table-cell office:value-type="date" office:date-value="1999-06-27" calcext:value-type="date">
            <text:p>27/06/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hpay</text:p>
          </table:table-cell>
          <table:table-cell office:value-type="string" calcext:value-type="string">
            <text:p>Vishnou</text:p>
          </table:table-cell>
          <table:table-cell office:value-type="date" office:date-value="1972-10-16" calcext:value-type="date">
            <text:p>16/10/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llo</text:p>
          </table:table-cell>
          <table:table-cell office:value-type="string" calcext:value-type="string">
            <text:p>Romain</text:p>
          </table:table-cell>
          <table:table-cell office:value-type="date" office:date-value="1960-11-03" calcext:value-type="date">
            <text:p>03/11/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glas</text:p>
          </table:table-cell>
          <table:table-cell office:value-type="string" calcext:value-type="string">
            <text:p>Parkinson</text:p>
          </table:table-cell>
          <table:table-cell office:value-type="date" office:date-value="1959-08-08" calcext:value-type="date">
            <text:p>08/08/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irien Kompry</text:p>
          </table:table-cell>
          <table:table-cell office:value-type="string" calcext:value-type="string">
            <text:p>Johnny</text:p>
          </table:table-cell>
          <table:table-cell office:value-type="date" office:date-value="1961-07-25" calcext:value-type="date">
            <text:p>25/07/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gra</text:p>
          </table:table-cell>
          <table:table-cell office:value-type="string" calcext:value-type="string">
            <text:p>Omar</text:p>
          </table:table-cell>
          <table:table-cell office:value-type="date" office:date-value="1956-08-26" calcext:value-type="date">
            <text:p>26/08/56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Fraimieux De La Fermay</text:p>
          </table:table-cell>
          <table:table-cell office:value-type="string" calcext:value-type="string">
            <text:p>Yves</text:p>
          </table:table-cell>
          <table:table-cell office:value-type="date" office:date-value="1994-11-14" calcext:value-type="date">
            <text:p>14/11/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kkraz Lehpri</text:p>
          </table:table-cell>
          <table:table-cell office:value-type="string" calcext:value-type="string">
            <text:p>Mahmoud</text:p>
          </table:table-cell>
          <table:table-cell office:value-type="date" office:date-value="1999-11-25" calcext:value-type="date">
            <text:p>25/11/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phaillite</text:p>
          </table:table-cell>
          <table:table-cell office:value-type="string" calcext:value-type="string">
            <text:p>Mélusine</text:p>
          </table:table-cell>
          <table:table-cell office:value-type="date" office:date-value="1977-11-27" calcext:value-type="date">
            <text:p>27/11/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valley</text:p>
          </table:table-cell>
          <table:table-cell office:value-type="string" calcext:value-type="string">
            <text:p>Colette et Berthe</text:p>
          </table:table-cell>
          <table:table-cell office:value-type="date" office:date-value="1995-03-01" calcext:value-type="date">
            <text:p>01/03/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lor</text:p>
          </table:table-cell>
          <table:table-cell office:value-type="string" calcext:value-type="string">
            <text:p>Omer</text:p>
          </table:table-cell>
          <table:table-cell office:value-type="date" office:date-value="1993-05-15" calcext:value-type="date">
            <text:p>15/05/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monde</text:p>
          </table:table-cell>
          <table:table-cell office:value-type="string" calcext:value-type="string">
            <text:p>Séraphin</text:p>
          </table:table-cell>
          <table:table-cell office:value-type="date" office:date-value="1988-02-26" calcext:value-type="date">
            <text:p>26/02/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usseul</text:p>
          </table:table-cell>
          <table:table-cell office:value-type="string" calcext:value-type="string">
            <text:p>Sébastienne</text:p>
          </table:table-cell>
          <table:table-cell office:value-type="date" office:date-value="2001-09-08" calcext:value-type="date">
            <text:p>08/09/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kuice</text:p>
          </table:table-cell>
          <table:table-cell office:value-type="string" calcext:value-type="string">
            <text:p>Leïlou</text:p>
          </table:table-cell>
          <table:table-cell office:value-type="date" office:date-value="1956-07-27" calcext:value-type="date">
            <text:p>27/07/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imar</text:p>
          </table:table-cell>
          <table:table-cell office:value-type="string" calcext:value-type="string">
            <text:p>Jean</text:p>
          </table:table-cell>
          <table:table-cell office:value-type="date" office:date-value="1985-06-20" calcext:value-type="date">
            <text:p>20/06/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ibon'nouvel</text:p>
          </table:table-cell>
          <table:table-cell office:value-type="string" calcext:value-type="string">
            <text:p>Jonathan</text:p>
          </table:table-cell>
          <table:table-cell office:value-type="date" office:date-value="1971-02-07" calcext:value-type="date">
            <text:p>07/02/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rr</text:p>
          </table:table-cell>
          <table:table-cell office:value-type="string" calcext:value-type="string">
            <text:p>Otto</text:p>
          </table:table-cell>
          <table:table-cell office:value-type="date" office:date-value="1956-08-13" calcext:value-type="date">
            <text:p>13/08/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pan</text:p>
          </table:table-cell>
          <table:table-cell office:value-type="string" calcext:value-type="string">
            <text:p>Ahmed</text:p>
          </table:table-cell>
          <table:table-cell office:value-type="date" office:date-value="1969-11-17" calcext:value-type="date">
            <text:p>17/11/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sset du Poullay</text:p>
          </table:table-cell>
          <table:table-cell office:value-type="string" calcext:value-type="string">
            <text:p>Edmond</text:p>
          </table:table-cell>
          <table:table-cell office:value-type="date" office:date-value="1974-12-11" calcext:value-type="date">
            <text:p>11/12/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</text:p>
          </table:table-cell>
          <table:table-cell office:value-type="string" calcext:value-type="string">
            <text:p>Emile</text:p>
          </table:table-cell>
          <table:table-cell office:value-type="date" office:date-value="1998-06-17" calcext:value-type="date">
            <text:p>17/06/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ilair</text:p>
          </table:table-cell>
          <table:table-cell office:value-type="string" calcext:value-type="string">
            <text:p>Jacques</text:p>
          </table:table-cell>
          <table:table-cell office:value-type="date" office:date-value="1952-12-03" calcext:value-type="date">
            <text:p>03/12/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Karen</text:p>
          </table:table-cell>
          <table:table-cell office:value-type="date" office:date-value="1991-07-28" calcext:value-type="date">
            <text:p>28/07/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utable</text:p>
          </table:table-cell>
          <table:table-cell office:value-type="string" calcext:value-type="string">
            <text:p>Marcel</text:p>
          </table:table-cell>
          <table:table-cell office:value-type="date" office:date-value="1959-08-02" calcext:value-type="date">
            <text:p>02/08/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ipoivre</text:p>
          </table:table-cell>
          <table:table-cell office:value-type="string" calcext:value-type="string">
            <text:p>Marcel</text:p>
          </table:table-cell>
          <table:table-cell office:value-type="date" office:date-value="2000-05-26" calcext:value-type="date">
            <text:p>26/05/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log</text:p>
          </table:table-cell>
          <table:table-cell office:value-type="string" calcext:value-type="string">
            <text:p>Ginette</text:p>
          </table:table-cell>
          <table:table-cell office:value-type="date" office:date-value="1957-07-29" calcext:value-type="date">
            <text:p>29/07/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deux</text:p>
          </table:table-cell>
          <table:table-cell office:value-type="string" calcext:value-type="string">
            <text:p>Josette</text:p>
          </table:table-cell>
          <table:table-cell office:value-type="date" office:date-value="1951-04-26" calcext:value-type="date">
            <text:p>26/04/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 Monte Carlo</text:p>
          </table:table-cell>
          <table:table-cell office:value-type="string" calcext:value-type="string">
            <text:p>Coralie</text:p>
          </table:table-cell>
          <table:table-cell office:value-type="date" office:date-value="1985-10-07" calcext:value-type="date">
            <text:p>07/10/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rphone</text:p>
          </table:table-cell>
          <table:table-cell office:value-type="string" calcext:value-type="string">
            <text:p>Alain</text:p>
          </table:table-cell>
          <table:table-cell office:value-type="date" office:date-value="1955-10-31" calcext:value-type="date">
            <text:p>31/10/5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2"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3:19:46.833541110</meta:creation-date>
    <dc:date>2016-07-29T13:38:42.367219497</dc:date>
    <meta:editing-duration>PT3M15S</meta:editing-duration>
    <meta:editing-cycles>1</meta:editing-cycles>
    <meta:document-statistic meta:table-count="1" meta:cell-count="194" meta:object-count="0"/>
    <meta:generator>LibreOffice/4.2.8.2$Linux_X86_64 LibreOffice_project/420m0$Build-2</meta:generator>
  </office:meta>
</office:document-meta>
</file>